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style:font-name="Monaco" fo:font-size="12pt" style:font-size-asian="12pt" style:font-size-complex="12pt"/>
    </style:style>
    <style:style style:name="P2" style:family="paragraph" style:parent-style-name="Standard">
      <style:paragraph-properties fo:line-height="200%"/>
      <style:text-properties style:font-name="Monaco"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Cord needed to speak to Della. <text:s/>Della would be online. <text:s/>The only</text:p>
      <text:p text:style-name="P1">trouble was in order to get online Cord would need a connection which </text:p>
      <text:p text:style-name="P1">meant staying within the protected quadrant. Invisibly electronically enforced border separating the known from the yet to be discovered. <text:s/></text:p>
      <text:p text:style-name="P1">Spending yet another evening in “civilization” was out of the question. <text:s/>Thermal drones, sound drones, crows crawling all quadrant. <text:s/></text:p>
      <text:p text:style-name="P1"><text:tab/></text:p>
      <text:p text:style-name="P1"/>
      <text:p text:style-name="P1"><text:tab/> <text:s/></text:p>
      <text:p text:style-name="P1"><text:tab/></text:p>
      <text:p text:style-name="P1"><text:s text:c="3"/></text:p>
      <text:p text:style-name="P1">pretty much when her own way. In a past life she'd been a criminal</text:p>
      <text:p text:style-name="P1">hacker busted used by the state to catch other hacker's which turned out to be innocence Gobi supporting victims. <text:s/>There was nothing more the Gobi liked then catching one of their own in a compromising situation it was the surest way to the top which was really the bottom because ony those at the top had an assured future. <text:s/>Which to Della meant you might as well be true to yourself because in the end</text:p>
      <text:p text:style-name="P1">while you were waiting for the axe to fall you could provide yourself <text:s/>with the cold comfort of knowing you'd at least tried to fuck the bastards up the ass. <text:s/>Because of that fact an because she was a <text:soft-page-break/>cracker jack hacker she'd managed to pull off things which had cost others of lesser skill their lives. <text:s text:c="2"/>which was there were no rules. <text:s/>She only stay in one place for only so long. <text:s/>She was still the only one Cord knew who could reach Casper</text:p>
      <text:p text:style-name="P1">who'd coined the term gatekeeper because of her ingenious encrpytion</text:p>
      <text:p text:style-name="P1">techniques. <text:s/>Captured pawns, tortured, rendered set free only to undergo the same ordeal at the hands of so called allies. <text:s/>The real damage to the heart. <text:s/>Systematically <text:s/>people drive apart finally driven away from themselves 'till only drugs would allow them to function, to get through day, to endure the lies, the deceptions. <text:s/></text:p>
      <text:p text:style-name="P1"><text:tab/>Despair one sees in others eyes. <text:s/>The city was being shrunk pushed in from three sides. The bridges monitored. </text:p>
      <text:p text:style-name="P1"><text:tab/>Broken bottles wet warped cardboard haphazardlly strewn around the base of an over stuffed dumpster. <text:s/>There was a clean line between here and the safe zone. Cord peered back toward the area he just vacated. <text:s/>The danger less precise just as lethal. <text:s/>The squeeze zone as while the Toronto shrank the freeze zone became more densely populated. <text:s/>Squating like a zen monk awaiting the scene to grow around him. <text:s/>A giant tawny sprang away from Cord's feet. Surprised Cord's abruplly shooting sideways result in a goose egged sized welt above his left eye. Drowning in shadow surveying the intruder. How <text:soft-page-break/>many more eyes watched. Perched across the alley a Raven peered and decided Cord was of little or no thread. Above a clank. Colour flashed. <text:s/>A mirage. Another mirage another dream Cord wondered how much more he could stand. <text:s/>McGills memory bespoke his betrayal. <text:s/>New recruits awoken forced to recite Casper's tenets. <text:s/>His, Cord's breach. <text:s/>McGills death was Cord's breach. The two entwined. <text:s text:c="2"/></text:p>
      <text:p text:style-name="P1">no place to return. During Certain moments Cord wished he could blow his brains crimson watch. McGill every movement called to him. McGill would never let him sleep he would never sleep again like a man. <text:s/>Cord needed to see. <text:s/>McGill always respecting the job it's requirement. <text:s/>Cord had grown more brazen. Casper's tenets becoming just a guide, inferior to his own intuition. How his intuition now mocked him. <text:s/>Where had it gone this demonic reckoning wrecking havoc. destruction upon the things he loved most. <text:s/>A flash of insight trace his life, the cairns destruction. <text:s/>Cord's willfulness always exceeding convention. The FU--Fringe Underground. <text:s/>Sleeping in holes learning to ignore cold, dreading the rain. Praying for the accidental sun. <text:s/></text:p>
      <text:p text:style-name="P1"><text:tab/>The machines stopped everyday at 5pm. <text:s/>Cord sensed movement. Voices. <text:s/>200 hundred meters to the north cdrew closer. Cord had fallen a sleep. <text:s/>If he been on an FU patrol there would be an obvious <text:soft-page-break/>an a hidden group. <text:s/>Nobody wanted to be in the obvious group. <text:s/>If you were a newbie on every patrol you'd be a sitting duck. Another group </text:p>
      <text:p text:style-name="P1">usually two or three of the most experienced guys would be observers </text:p>
      <text:p text:style-name="P1">only slightly less vunerable than the pigeons. <text:s/>The crow had their methods too. <text:s/>The unspoken agreement between the Crow and the FU the margin were off limits. Each side gained something the FU—fubars as the crow called them—traded and recruited. Recruitment usually quite</text:p>
      <text:p text:style-name="P1">easy there was no food. <text:s/>Cord began to feel the hunger haven't not eaten for 36 hours. <text:s/>Good Fus ignored hunger the mission itself being <text:s/></text:p>
      <text:p text:style-name="P1">paramount. </text:p>
      <text:p text:style-name="P1">and the Crows wouldn't be exposed to the danger. <text:s/>This wasn't official policy. <text:s/>The crows alway compelled to root out terrorists irregardless of life and limb. <text:s/>However when the rubber met the road human nature called the shot. If inside the regulated zone fubars were shot on sight. Because the margins were being slowly destroyed it was only as matter of time before the Margins and the Fubar would be ceased to be an issue.</text:p>
      <text:p text:style-name="P1"><text:tab/>The group was gone. Cord angry for not watching. <text:s/>The whole area </text:p>
      <text:p text:style-name="P1">linked with a serious of under tunnels. Casper considered this idea to be a major strategic flaw. <text:s/>The black executive usually picked for politcal reasons rather then adding another blunder to their. <text:s/>One <text:soft-page-break/>city in one province hardly mattered. <text:s/>But it did matter. <text:s/>Intel revealing why carpet bomb cities when hunger and pestilenece <text:s/>could do the job better then an H-bomb anyway. <text:s/></text:p>
      <text:p text:style-name="P1"><text:tab/>“Besides the low life bastards would kill each other fighting for the few remaining scraps of job.</text:p>
      <text:p text:style-name="P1"><text:tab/>Cord's flashlight beam grew. <text:s/>He tossed a coin tails descending rain slicked concrete stairs. <text:s/>The concentration of rats below here could be counted on. <text:s/>The margin tribes hunted the tracks usually a little later on in the day. <text:s/>Several groups competed for the fat juicy rat sbefore descending</text:p>
      <text:p text:style-name="P1">the street or the tube line beneath his feet. <text:s/>His flashlight under heavy use for the last 36 hours. <text:s/>He forgotten the goddamn batteries</text:p>
      <text:p text:style-name="P1">“shit”. </text:p>
      <text:p text:style-name="P1"><text:tab/>Cord began to feel his way along the walls stumbling went he come across an escape recess. <text:s/>Cord soon realized that the recess were slightly darker—if it was possible. <text:s/>Scurrying around his feet </text:p>
      <text:p text:style-name="P1">Cord could only imagine what was down there. The recently having attacked, were under the same pressure every other organism haunting or <text:s/>hunted these underground hell hole. <text:s/></text:p>
      <text:p text:style-name="P1"><text:tab/>He heard them before he saw, the light but it was already too late.<text:tab/></text:p>
      <text:p text:style-name="P1"><text:soft-page-break/><text:tab/>They'd recognized each other at once. Cord emerging from his head trauma induced sleep and Gorilla the lazy eyed giant, Cord had assumed been KIA.</text:p>
      <text:p text:style-name="P1"><text:tab/>“Still here buddy but I don't how long you're going to be.”</text:p>
      <text:p text:style-name="P1"><text:tab/>“You could at least say hello before you slit my throat.”</text:p>
      <text:p text:style-name="P1"><text:tab/>Cord attempted humour cut short by the large bowie knife protruding from Gorilla hip.</text:p>
      <text:p text:style-name="P1"><text:tab/>“I don't call the shots here. Lucky to exist at all, still with <text:tab/>the fuck you?”</text:p>
      <text:p text:style-name="P1"><text:tab/>“For now, right now I'm awol.”</text:p>
      <text:p text:style-name="P1"><text:tab/>“Figured as much.”</text:p>
      <text:p text:style-name="P1"><text:tab/>“When's the kangaroo court.”</text:p>
      <text:p text:style-name="P1"><text:tab/>“Already happend give you five minutes wanna a smoke.”</text:p>
      <text:p text:style-name="P1"><text:tab/>“I can't keep track of which group hates which groups fucking guts anymore.So fubar's the flavour of the week.”</text:p>
      <text:p text:style-name="P1"><text:tab/>“Uh uh just you”</text:p>
      <text:p text:style-name="P1"><text:tab/>“Me”</text:p>
      <text:p text:style-name="P1"><text:tab/>“Just wait till you see who's in charge.”</text:p>
      <text:p text:style-name="P1"><text:tab/>Norris stepped out of the shadows. <text:s/>A few days ago he'd been Casper's Toronto captain. <text:s/>He usually put together the mission rosters. His face alway reminder of the darkness he held in check. </text:p>
      <text:p text:style-name="P1"><text:soft-page-break/><text:tab/>“I suppose if you returned now you might going on some special</text:p>
      <text:p text:style-name="P1"><text:s/>mission.”</text:p>
      <text:p text:style-name="P1"><text:tab/>“I alway's knew your were a bastard Norris why did ya do it? <text:s/>I thought you were tough to in order so the men could tough. <text:s/>For the cause for the cause.” <text:s/>Norris famous line you'll all been shown enough to survive any mission. <text:s/>Remember it's not the mission it's the man.</text:p>
      <text:p text:style-name="P1"><text:tab/>“So what kind of man are you, eh?” In the past if anyone had spoken to Norris they might find themselves face down suffocating in</text:p>
      <text:p text:style-name="P1">toxic muck. <text:s/>Norris held in check revealed his true menace. <text:s/>The release boys wore of their faces when missions were canceled had never been mirror in Norris. <text:s/>Norris thin lips quick stepping the ironic tension which had been his driving force. <text:s/>Perhaps the answer had always been there. <text:s/>In his face. <text:s/>Most of the young guys never came back. <text:s/>The technological advantage was too severe. The ones that did never looking into the eyes of the wounded. <text:s/>Cripples occupied the back ranks performing perfunctory duties until the shame of their</text:p>
      <text:p text:style-name="P1">personal burden drove them off out there. <text:s/>Were they any different then the walking dead which Casper in his early year attemped to awaken. <text:s/>Police, military personal, authors of our downfall. <text:s/></text:p>
      <text:p text:style-name="P1"/>
      <text:p text:style-name="P1"><text:soft-page-break/><text:tab/></text:p>
      <text:p text:style-name="P1"><text:tab/></text:p>
      <text:p text:style-name="P1"><text:tab/> <text:s/></text:p>
      <text:p text:style-name="P1"><text:tab/></text:p>
      <text:p text:style-name="P1"><text:tab/><text:line-break/><text:tab/></text:p>
      <text:p text:style-name="P1"><text:s/></text:p>
      <text:p text:style-name="P1"/>
      <text:p text:style-name="P1"/>
      <text:p text:style-name="P1"><text:s/>another dumpster. <text:s/>movement resulting in a gush above on his left brow. </text:p>
      <text:p text:style-name="P1"><text:tab/></text:p>
      <text:p text:style-name="P1"><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Hudson</meta:initial-creator>
    <meta:creation-date>2011-12-13T18:19:45</meta:creation-date>
    <dc:date>2011-12-23T10:31:07</dc:date>
    <dc:creator>Fred Hudson</dc:creator>
    <meta:editing-duration>P5DT18H8M56S</meta:editing-duration>
    <meta:editing-cycles>10</meta:editing-cycles>
    <meta:generator>OpenOffice.org/3.3$Unix OpenOffice.org_project/330m20$Build-9567</meta:generator>
    <meta:document-statistic meta:table-count="0" meta:image-count="0" meta:object-count="0" meta:page-count="8" meta:paragraph-count="60" meta:word-count="1462" meta:character-count="8471"/>
  </office:meta>
</office:document-meta>
</file>